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S1H = 220.6 mm; wavelength = 1.175;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mx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c1 (1 mm)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-6" calcext:value-type="float">
            <text:p>-6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2x600</text:p>
          </table:table-cell>
          <table:table-cell office:value-type="string" calcext:value-type="string">
            <text:p>S1H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0.2" calcext:value-type="float">
            <text:p>-0.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0.2" calcext:value-type="float">
            <text:p>-0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0.2" calcext:value-type="float">
            <text:p>-0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-9" calcext:value-type="float">
            <text:p>-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.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05" calcext:value-type="float">
            <text:p>1.0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.15" calcext:value-type="float">
            <text:p>1.1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25" calcext:value-type="float">
            <text:p>1.2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3" calcext:value-type="float">
            <text:p>1.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4" calcext:value-type="float">
            <text:p>1.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.5" calcext:value-type="float">
            <text:p>1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6" calcext:value-type="float">
            <text:p>1.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.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x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mpc6 (2 mm)</text:p>
          </table:table-cell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-8" calcext:value-type="float">
            <text:p>-8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2x60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-8.3" calcext:value-type="float">
            <text:p>-8.3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2x120</text:p>
          </table:table-cell>
          <table:table-cell office:value-type="string" calcext:value-type="string">
            <text:p>S1L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2x120</text:p>
          </table:table-cell>
          <table:table-cell office:value-type="string" calcext:value-type="string">
            <text:p>S1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000-00-00T00:00:01.834603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54S</meta:editing-duration>
    <meta:editing-cycles>9</meta:editing-cycles>
    <meta:generator>LibreOffice/4.1.0.4$Windows_x86 LibreOffice_project/89ea49ddacd9aa532507cbf852f2bb22b1ace28</meta:generator>
    <dc:date>2014-06-17T13:46:50.859000000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